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S</text:p>
      <text:p text:style-name="Standard"/>
      <text:list text:style-name="L1">
        <text:list-item>
          <text:p text:style-name="P1">Funcionamiento con Ext</text:p>
        </text:list-item>
        <text:list-item>
          <text:p text:style-name="P1">Arboles para manejar los menus y disposición de páginas</text:p>
        </text:list-item>
        <text:list-item>
          <text:p text:style-name="P1">Edición de Contenido</text:p>
        </text:list-item>
        <text:list-item>
          <text:p text:style-name="P1">Subida de Imagenes y archivos (Administrador estilo Archivaldo)</text:p>
        </text:list-item>
        <text:list-item>
          <text:p text:style-name="P1">SEO (Tags)</text:p>
        </text:list-item>
        <text:list-item>
          <text:p text:style-name="P1">Friendly URLs</text:p>
        </text:list-item>
        <text:list-item>
          <text:p text:style-name="P1">Busqueda</text:p>
        </text:list-item>
        <text:list-item>
          <text:p text:style-name="P1">Catologo</text:p>
        </text:list-item>
        <text:list-item>
          <text:p text:style-name="P1">i18n</text:p>
        </text:list-item>
        <text:list-item>
          <text:p text:style-name="P1">Admin de Temas (Plantillas)</text:p>
        </text:list-item>
        <text:list-item>
          <text:p text:style-name="P1">AC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oris Barroso</meta:initial-creator>
    <meta:creation-date>2008-09-18T18:43:53</meta:creation-date>
    <dc:creator>Boris Barroso</dc:creator>
    <dc:date>2008-09-18T18:49:35</dc:date>
    <meta:editing-cycles>6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6" meta:character-count="236"/>
  </office:meta>
</office:document-meta>
</file>